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b94df" officeooo:paragraph-rsid="001b94df"/>
    </style:style>
    <style:style style:name="P2" style:family="paragraph" style:parent-style-name="Standard">
      <style:text-properties fo:font-weight="bold" officeooo:rsid="001b94df" officeooo:paragraph-rsid="001b94df" style:font-weight-asian="bold" style:font-weight-complex="bold"/>
    </style:style>
    <style:style style:name="P3" style:family="paragraph" style:parent-style-name="Standard">
      <style:text-properties fo:font-weight="bold" officeooo:rsid="00289593" officeooo:paragraph-rsid="00289593" style:font-weight-asian="bold" style:font-weight-complex="bold"/>
    </style:style>
    <style:style style:name="P4" style:family="paragraph" style:parent-style-name="Standard">
      <style:text-properties fo:font-weight="bold" officeooo:rsid="002a80c6" officeooo:paragraph-rsid="002a80c6" style:font-weight-asian="bold" style:font-weight-complex="bold"/>
    </style:style>
    <style:style style:name="P5" style:family="paragraph" style:parent-style-name="Standard">
      <style:text-properties fo:font-weight="bold" officeooo:rsid="002d0c77" officeooo:paragraph-rsid="002d0c77" style:font-weight-asian="bold" style:font-weight-complex="bold"/>
    </style:style>
    <style:style style:name="P6" style:family="paragraph" style:parent-style-name="Standard">
      <style:text-properties fo:font-weight="bold" officeooo:rsid="00338874" officeooo:paragraph-rsid="00338874" style:font-weight-asian="bold" style:font-weight-complex="bold"/>
    </style:style>
    <style:style style:name="P7" style:family="paragraph" style:parent-style-name="Standard">
      <style:text-properties fo:font-weight="bold" officeooo:rsid="00353a5c" officeooo:paragraph-rsid="00353a5c" style:font-weight-asian="bold" style:font-weight-complex="bold"/>
    </style:style>
    <style:style style:name="P8" style:family="paragraph" style:parent-style-name="Standard">
      <style:text-properties fo:font-weight="bold" officeooo:rsid="0039f8a6" officeooo:paragraph-rsid="0039f8a6" style:font-weight-asian="bold" style:font-weight-complex="bold"/>
    </style:style>
    <style:style style:name="P9" style:family="paragraph" style:parent-style-name="Standard">
      <style:text-properties fo:font-weight="bold" officeooo:rsid="00576db6" officeooo:paragraph-rsid="00576db6" style:font-weight-asian="bold" style:font-weight-complex="bold"/>
    </style:style>
    <style:style style:name="P10" style:family="paragraph" style:parent-style-name="Standard">
      <style:text-properties fo:font-weight="bold" officeooo:rsid="0064c0ca" officeooo:paragraph-rsid="0064c0ca" style:font-weight-asian="bold" style:font-weight-complex="bold"/>
    </style:style>
    <style:style style:name="P11" style:family="paragraph" style:parent-style-name="Standard">
      <style:text-properties fo:font-weight="bold" officeooo:rsid="0065096b" officeooo:paragraph-rsid="0065096b" style:font-weight-asian="bold" style:font-weight-complex="bold"/>
    </style:style>
    <style:style style:name="P12" style:family="paragraph" style:parent-style-name="Standard">
      <style:text-properties fo:font-weight="bold" officeooo:rsid="00673371" officeooo:paragraph-rsid="00673371" style:font-weight-asian="bold" style:font-weight-complex="bold"/>
    </style:style>
    <style:style style:name="P13" style:family="paragraph" style:parent-style-name="Standard">
      <style:text-properties fo:font-weight="bold" officeooo:rsid="0067e42c" officeooo:paragraph-rsid="0067e42c" style:font-weight-asian="bold" style:font-weight-complex="bold"/>
    </style:style>
    <style:style style:name="P14" style:family="paragraph" style:parent-style-name="Standard">
      <style:text-properties fo:font-weight="bold" officeooo:rsid="007d74e8" officeooo:paragraph-rsid="007d74e8" style:font-weight-asian="bold" style:font-weight-complex="bold"/>
    </style:style>
    <style:style style:name="P15" style:family="paragraph" style:parent-style-name="Standard">
      <style:text-properties fo:font-weight="bold" officeooo:rsid="0081949f" officeooo:paragraph-rsid="0081949f" style:font-weight-asian="bold" style:font-weight-complex="bold"/>
    </style:style>
    <style:style style:name="P16" style:family="paragraph" style:parent-style-name="Standard">
      <style:text-properties fo:font-weight="normal" officeooo:rsid="001b94df" officeooo:paragraph-rsid="001b94df" style:font-weight-asian="normal" style:font-weight-complex="normal"/>
    </style:style>
    <style:style style:name="P17" style:family="paragraph" style:parent-style-name="Standard">
      <style:text-properties fo:font-weight="normal" officeooo:rsid="001b94df" officeooo:paragraph-rsid="007d74e8" style:font-weight-asian="normal" style:font-weight-complex="normal"/>
    </style:style>
    <style:style style:name="P18" style:family="paragraph" style:parent-style-name="Standard">
      <style:text-properties fo:font-weight="normal" officeooo:rsid="001fb10a" officeooo:paragraph-rsid="001fb10a" style:font-weight-asian="normal" style:font-weight-complex="normal"/>
    </style:style>
    <style:style style:name="P19" style:family="paragraph" style:parent-style-name="Standard">
      <style:text-properties fo:font-weight="normal" officeooo:rsid="00201aff" officeooo:paragraph-rsid="00201aff" style:font-weight-asian="normal" style:font-weight-complex="normal"/>
    </style:style>
    <style:style style:name="P20" style:family="paragraph" style:parent-style-name="Standard">
      <style:text-properties fo:font-weight="normal" officeooo:rsid="0022f52c" officeooo:paragraph-rsid="00241010" style:font-weight-asian="normal" style:font-weight-complex="normal"/>
    </style:style>
    <style:style style:name="P21" style:family="paragraph" style:parent-style-name="Standard">
      <style:text-properties fo:font-weight="normal" officeooo:rsid="0025d6f5" officeooo:paragraph-rsid="0025d6f5" style:font-weight-asian="normal" style:font-weight-complex="normal"/>
    </style:style>
    <style:style style:name="P22" style:family="paragraph" style:parent-style-name="Standard">
      <style:text-properties fo:font-weight="normal" officeooo:rsid="00289593" officeooo:paragraph-rsid="00289593" style:font-weight-asian="normal" style:font-weight-complex="normal"/>
    </style:style>
    <style:style style:name="P23" style:family="paragraph" style:parent-style-name="Standard">
      <style:text-properties fo:font-weight="normal" officeooo:rsid="002a80c6" officeooo:paragraph-rsid="002a80c6" style:font-weight-asian="normal" style:font-weight-complex="normal"/>
    </style:style>
    <style:style style:name="P24" style:family="paragraph" style:parent-style-name="Standard">
      <style:text-properties fo:font-weight="normal" officeooo:rsid="002d0c77" officeooo:paragraph-rsid="002d0c77" style:font-weight-asian="normal" style:font-weight-complex="normal"/>
    </style:style>
    <style:style style:name="P25" style:family="paragraph" style:parent-style-name="Standard">
      <style:text-properties fo:font-weight="normal" officeooo:rsid="002eba4f" officeooo:paragraph-rsid="002eba4f" style:font-weight-asian="normal" style:font-weight-complex="normal"/>
    </style:style>
    <style:style style:name="P26" style:family="paragraph" style:parent-style-name="Standard">
      <style:text-properties fo:font-weight="normal" officeooo:rsid="0030489d" officeooo:paragraph-rsid="0030489d" style:font-weight-asian="normal" style:font-weight-complex="normal"/>
    </style:style>
    <style:style style:name="P27" style:family="paragraph" style:parent-style-name="Standard">
      <style:text-properties fo:font-weight="normal" officeooo:rsid="00338874" officeooo:paragraph-rsid="00338874" style:font-weight-asian="normal" style:font-weight-complex="normal"/>
    </style:style>
    <style:style style:name="P28" style:family="paragraph" style:parent-style-name="Standard">
      <style:text-properties fo:font-weight="normal" officeooo:rsid="00353a5c" officeooo:paragraph-rsid="00353a5c" style:font-weight-asian="normal" style:font-weight-complex="normal"/>
    </style:style>
    <style:style style:name="P29" style:family="paragraph" style:parent-style-name="Standard">
      <style:text-properties fo:font-weight="normal" officeooo:rsid="00371db0" officeooo:paragraph-rsid="00371db0" style:font-weight-asian="normal" style:font-weight-complex="normal"/>
    </style:style>
    <style:style style:name="P30" style:family="paragraph" style:parent-style-name="Standard">
      <style:text-properties fo:font-weight="normal" officeooo:rsid="003761a1" officeooo:paragraph-rsid="003761a1" style:font-weight-asian="normal" style:font-weight-complex="normal"/>
    </style:style>
    <style:style style:name="P31" style:family="paragraph" style:parent-style-name="Standard">
      <style:text-properties fo:font-weight="normal" officeooo:rsid="0039f8a6" officeooo:paragraph-rsid="0039f8a6" style:font-weight-asian="normal" style:font-weight-complex="normal"/>
    </style:style>
    <style:style style:name="P32" style:family="paragraph" style:parent-style-name="Standard">
      <style:text-properties fo:font-weight="normal" officeooo:rsid="0039f8a6" officeooo:paragraph-rsid="003b9225" style:font-weight-asian="normal" style:font-weight-complex="normal"/>
    </style:style>
    <style:style style:name="P33" style:family="paragraph" style:parent-style-name="Standard">
      <style:text-properties fo:font-weight="normal" officeooo:rsid="0044f85a" officeooo:paragraph-rsid="00510e95" style:font-weight-asian="normal" style:font-weight-complex="normal"/>
    </style:style>
    <style:style style:name="P34" style:family="paragraph" style:parent-style-name="Standard">
      <style:text-properties fo:font-weight="normal" officeooo:rsid="00576db6" officeooo:paragraph-rsid="00576db6" style:font-weight-asian="normal" style:font-weight-complex="normal"/>
    </style:style>
    <style:style style:name="P35" style:family="paragraph" style:parent-style-name="Standard">
      <style:text-properties fo:font-weight="normal" officeooo:rsid="00594b0e" officeooo:paragraph-rsid="00594b0e" style:font-weight-asian="normal" style:font-weight-complex="normal"/>
    </style:style>
    <style:style style:name="P36" style:family="paragraph" style:parent-style-name="Standard">
      <style:text-properties fo:font-weight="normal" officeooo:rsid="0064c0ca" officeooo:paragraph-rsid="0064c0ca" style:font-weight-asian="normal" style:font-weight-complex="normal"/>
    </style:style>
    <style:style style:name="P37" style:family="paragraph" style:parent-style-name="Standard">
      <style:text-properties fo:font-weight="normal" officeooo:rsid="0065096b" officeooo:paragraph-rsid="0065096b" style:font-weight-asian="normal" style:font-weight-complex="normal"/>
    </style:style>
    <style:style style:name="P38" style:family="paragraph" style:parent-style-name="Standard">
      <style:text-properties fo:font-weight="normal" officeooo:rsid="00673371" officeooo:paragraph-rsid="00673371" style:font-weight-asian="normal" style:font-weight-complex="normal"/>
    </style:style>
    <style:style style:name="P39" style:family="paragraph" style:parent-style-name="Standard">
      <style:text-properties fo:font-weight="normal" officeooo:rsid="0067e42c" officeooo:paragraph-rsid="0067e42c" style:font-weight-asian="normal" style:font-weight-complex="normal"/>
    </style:style>
    <style:style style:name="P40" style:family="paragraph" style:parent-style-name="Standard">
      <style:text-properties fo:font-weight="normal" officeooo:rsid="0067e42c" officeooo:paragraph-rsid="00728a55" style:font-weight-asian="normal" style:font-weight-complex="normal"/>
    </style:style>
    <style:style style:name="P41" style:family="paragraph" style:parent-style-name="Standard">
      <style:text-properties fo:font-weight="normal" officeooo:rsid="007b6533" officeooo:paragraph-rsid="007b6533" style:font-weight-asian="normal" style:font-weight-complex="normal"/>
    </style:style>
    <style:style style:name="P42" style:family="paragraph" style:parent-style-name="Standard">
      <style:text-properties fo:font-weight="normal" officeooo:rsid="007d74e8" officeooo:paragraph-rsid="007d74e8" style:font-weight-asian="normal" style:font-weight-complex="normal"/>
    </style:style>
    <style:style style:name="P43" style:family="paragraph" style:parent-style-name="Standard">
      <style:text-properties fo:font-weight="normal" officeooo:rsid="007e264a" officeooo:paragraph-rsid="007e264a" style:font-weight-asian="normal" style:font-weight-complex="normal"/>
    </style:style>
    <style:style style:name="P44" style:family="paragraph" style:parent-style-name="Standard">
      <style:text-properties fo:font-weight="normal" officeooo:rsid="00241010" officeooo:paragraph-rsid="00241010" style:font-weight-asian="normal" style:font-weight-complex="normal"/>
    </style:style>
    <style:style style:name="P45" style:family="paragraph" style:parent-style-name="Heading_20_1">
      <style:text-properties officeooo:paragraph-rsid="001b94df"/>
    </style:style>
    <style:style style:name="P46" style:family="paragraph" style:parent-style-name="Heading_20_1">
      <style:text-properties fo:font-size="10pt" fo:font-weight="normal" officeooo:rsid="009db023" officeooo:paragraph-rsid="009db023" style:font-size-asian="10pt" style:font-weight-asian="normal" style:font-size-complex="10pt" style:font-weight-complex="normal"/>
    </style:style>
    <style:style style:name="T1" style:family="text">
      <style:text-properties officeooo:rsid="001cdee7"/>
    </style:style>
    <style:style style:name="T2" style:family="text">
      <style:text-properties officeooo:rsid="002295d8"/>
    </style:style>
    <style:style style:name="T3" style:family="text">
      <style:text-properties fo:color="#ff3333" officeooo:rsid="0022f52c"/>
    </style:style>
    <style:style style:name="T4" style:family="text">
      <style:text-properties officeooo:rsid="0022f52c"/>
    </style:style>
    <style:style style:name="T5" style:family="text">
      <style:text-properties style:use-window-font-color="true" officeooo:rsid="0022f52c"/>
    </style:style>
    <style:style style:name="T6" style:family="text">
      <style:text-properties officeooo:rsid="00241010"/>
    </style:style>
    <style:style style:name="T7" style:family="text">
      <style:text-properties officeooo:rsid="0026a0da"/>
    </style:style>
    <style:style style:name="T8" style:family="text">
      <style:text-properties officeooo:rsid="002d0c77"/>
    </style:style>
    <style:style style:name="T9" style:family="text">
      <style:text-properties fo:font-style="italic" style:font-style-asian="italic" style:font-style-complex="italic"/>
    </style:style>
    <style:style style:name="T10" style:family="text">
      <style:text-properties fo:font-style="italic" officeooo:rsid="003b9225" style:font-style-asian="italic" style:font-style-complex="italic"/>
    </style:style>
    <style:style style:name="T11" style:family="text">
      <style:text-properties fo:font-style="italic" officeooo:rsid="004653fe" style:font-style-asian="italic" style:font-style-complex="italic"/>
    </style:style>
    <style:style style:name="T12" style:family="text">
      <style:text-properties fo:font-style="italic" style:text-underline-style="none" officeooo:rsid="004653fe"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1b94df" style:font-weight-asian="bold" style:font-weight-complex="bold"/>
    </style:style>
    <style:style style:name="T15" style:family="text">
      <style:text-properties fo:font-weight="bold" officeooo:rsid="009cb022" style:font-weight-asian="bold" style:font-weight-complex="bold"/>
    </style:style>
    <style:style style:name="T16" style:family="text">
      <style:text-properties officeooo:rsid="002f6e45"/>
    </style:style>
    <style:style style:name="T17" style:family="text">
      <style:text-properties officeooo:rsid="00320237"/>
    </style:style>
    <style:style style:name="T18" style:family="text">
      <style:text-properties officeooo:rsid="00353a5c"/>
    </style:style>
    <style:style style:name="T19" style:family="text">
      <style:text-properties officeooo:rsid="00380ea7"/>
    </style:style>
    <style:style style:name="T20" style:family="text">
      <style:text-properties officeooo:rsid="003b9225"/>
    </style:style>
    <style:style style:name="T21" style:family="text">
      <style:text-properties fo:color="#ff0000" fo:font-weight="bold" officeooo:rsid="003b9225" style:font-weight-asian="bold" style:font-weight-complex="bold"/>
    </style:style>
    <style:style style:name="T22" style:family="text">
      <style:text-properties officeooo:rsid="004653fe"/>
    </style:style>
    <style:style style:name="T23" style:family="text">
      <style:text-properties officeooo:rsid="005854ba"/>
    </style:style>
    <style:style style:name="T24" style:family="text">
      <style:text-properties officeooo:rsid="005a3423"/>
    </style:style>
    <style:style style:name="T25" style:family="text">
      <style:text-properties officeooo:rsid="005aa964"/>
    </style:style>
    <style:style style:name="T26" style:family="text">
      <style:text-properties officeooo:rsid="0065096b"/>
    </style:style>
    <style:style style:name="T27" style:family="text">
      <style:text-properties officeooo:rsid="00660c4a"/>
    </style:style>
    <style:style style:name="T28" style:family="text">
      <style:text-properties officeooo:rsid="00673371"/>
    </style:style>
    <style:style style:name="T29" style:family="text">
      <style:text-properties officeooo:rsid="0067a035"/>
    </style:style>
    <style:style style:name="T30" style:family="text">
      <style:text-properties officeooo:rsid="0068d24a"/>
    </style:style>
    <style:style style:name="T31" style:family="text">
      <style:text-properties fo:font-style="normal" officeooo:rsid="0068d24a" style:font-style-asian="normal" style:font-style-complex="normal"/>
    </style:style>
    <style:style style:name="T32" style:family="text">
      <style:text-properties officeooo:rsid="0081b2a9"/>
    </style:style>
    <style:style style:name="T33" style:family="text">
      <style:text-properties officeooo:rsid="00835a32"/>
    </style:style>
    <style:style style:name="T34" style:family="text">
      <style:text-properties officeooo:rsid="008606de"/>
    </style:style>
    <style:style style:name="T35" style:family="text">
      <style:text-properties officeooo:rsid="008a5ead"/>
    </style:style>
    <style:style style:name="T36" style:family="text">
      <style:text-properties fo:color="#000000"/>
    </style:style>
    <style:style style:name="T37" style:family="text">
      <style:text-properties fo:font-size="20pt" fo:font-weight="bold" style:font-size-asian="20pt" style:font-weight-asian="bold" style:font-size-complex="20pt" style:font-weight-complex="bold"/>
    </style:style>
    <style:style style:name="T38" style:family="text">
      <style:text-properties fo:font-size="20pt" fo:font-weight="bold" officeooo:rsid="001b94df" style:font-size-asian="20pt" style:font-weight-asian="bold" style:font-size-complex="20pt" style:font-weight-complex="bold"/>
    </style:style>
    <style:style style:name="T39" style:family="text">
      <style:text-properties fo:font-size="20pt" fo:font-weight="bold" officeooo:rsid="009cb022" style:font-size-asian="20pt" style:font-weight-asian="bold" style:font-size-complex="20pt" style:font-weight-complex="bold"/>
    </style:style>
    <style:style style:name="T40" style:family="text">
      <style:text-properties officeooo:rsid="001b94df"/>
    </style:style>
    <style:style style:name="T41" style:family="text">
      <style:text-properties officeooo:rsid="009ef3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text:span text:style-name="T40">[</text:span>Transkript von lali<text:span text:style-name="T41">, 29.12.2018</text:span>]</text:h>
      <text:h text:style-name="P45" text:outline-level="1"><text:span text:style-name="T38">Kamingespräch mit Tom Putzki 02 // Talk in der Alm #9</text:span><text:span text:style-name="T39"> - 18.08.2017</text:span></text:h>
      <text:p text:style-name="P2"/>
      <text:p text:style-name="P2"/>
      <text:p text:style-name="P2">Also wir waren bei Piranha Bytes. Ihr habt euch zu viert zusammengetan, wolltet'n Spiel machen... </text:p>
      <text:p text:style-name="P1"/>
      <text:p text:style-name="P1">Zu viert haben wir die Firma gegründet, wir hatten aber noch, - von Anfang an - drei externe studentische Programmierer, aus Norddeutschland, Oldenburg <text:span text:style-name="T32">und</text:span> Bremerhaven, die sind mit der Engine damals an Greenwood rangetreten und daraus hat sich so das Projekt entwickelt. </text:p>
      <text:p text:style-name="P1">Der Arbeitstitel von dem Spiel was wir entwickelt haben, war "Projekt Orpheus" und äh...</text:p>
      <text:p text:style-name="P1"/>
      <text:p text:style-name="P2">Wieso?</text:p>
      <text:p text:style-name="P2"/>
      <text:p text:style-name="P16">Weil damals das bei Greenwood üblich war, dass jedes Projekt irgendwie 'n Namen aus der griechischen Mythologie hatte. Und das war halt Projekt Orpheus. Und die Idee dahinter war ein 3D Fantasy-Rollenspiel. Und zwar, wie gesagt 1997, wo kein Mensch mehr irgendwelche Rollenspiele großartig entwickelt hat.</text:p>
      <text:p text:style-name="P16"/>
      <text:p text:style-name="P2">Du magst ja Rollenspiele?</text:p>
      <text:p text:style-name="P16"/>
      <text:p text:style-name="P16">Ich mag Rollenspiele, bis der Arzt kommt. Und das galt für alle Gründer und sowas, wir hatten alle Erfahrung in Pen&amp;Paper Rollenspielen, natürlich in Computer Rollenspielen aller Arten. Ich war auch einer der Deppen, die in Gewandung mit Latexschwert durch'n Wald gerannt sind und Orks verprügelt haben. Also LARP. Life Adventure Roleplay Games. </text:p>
      <text:p text:style-name="P16"/>
      <text:p text:style-name="P2">Da wo's noch überhaupt net cool war.</text:p>
      <text:p text:style-name="P16"/>
      <text:p text:style-name="P16">Keine Ahnung, ich fand das mega cool. Ich hatte einen Zweihänder, der steht heute noch bei mir im Arbeitszimmer. Ähm und der ist irgendwie 1,80 groß. Mit gezackter Klinge. </text:p>
      <text:p text:style-name="P16"/>
      <text:p text:style-name="P2">Wie muss ich mir das vorstellen? Also es gab Geld aus der alten Firma; wie viel Euro oder D-Mark war da damals, ich sag mal, in Piranha Bytes mit dabei oder musste das alles schnell gehen, schnell einen Publisher suchen oder... ?</text:p>
      <text:p text:style-name="P2"/>
      <text:p text:style-name="P17">Ja. Ja, ja und ja. <text:span text:style-name="T1">Also die Situation war: Wir hatten das Startkapital, ähm, drei von uns vieren waren arbeitslos gemeldet. Bei einem ging es technisch nicht. Und wir saßen zu viert in einem Büroraum, der, naja ... ein knappes Drittel dieser Alm. </text:span></text:p>
      <text:p text:style-name="P17"/>
      <text:p text:style-name="P14">Also kuschelig?</text:p>
      <text:p text:style-name="P17"/>
      <text:p text:style-name="P42">Kuschelig. </text:p>
      <text:p text:style-name="P42"/>
      <text:p text:style-name="P14">Man hat keine Heizung gebraucht dann, mit den alten Monitoren...</text:p>
      <text:p text:style-name="P42"/>
      <text:p text:style-name="P42">Ne. Aber das...<text:span text:style-name="T1"> Es war natürlich total praktisch und äh, natürlich haben uns die ehemaligen Chefs und Gründer da auch entsprechend unterstützt. Also, alle vier Companies saßen zusammen. Jeder hatte seinen eigenen Büroraum. Man hat sich den Empfang, die Telefonanlage, die Serveranlage, </text:span><text:soft-page-break/><text:span text:style-name="T1">die kleine Küche, die Toilette, den Konf-Raum geteilt, aber jeder hatte sein separates Büro und jeder hat an seinen eigenen Projekten gewerkelt. </text:span></text:p>
      <text:p text:style-name="P18">Und ähm, ja, bei uns.. Also wir haben am 4. Oktober 1997 gegründet.</text:p>
      <text:p text:style-name="P18"/>
      <text:p text:style-name="P43"><text:span text:style-name="T13">Gutes Datum.</text:span> </text:p>
      <text:p text:style-name="P18"/>
      <text:p text:style-name="P43">Richtig gutes Datum. Habt ihr auch am 4. Oktober gegründet? </text:p>
      <text:p text:style-name="P43"/>
      <text:p text:style-name="P43"><text:span text:style-name="T13">Nein, aber der Marius hat da Geburtstag.</text:span> <text:span text:style-name="T13">Oh jetzt hab ich was verraten...</text:span></text:p>
      <text:p text:style-name="P43"/>
      <text:p text:style-name="P43">Ups! Tja... da wissen wir ja wo wir schöne, blaue Geschenkpaket<text:span text:style-name="T33">e</text:span> hinschicken können. </text:p>
      <text:p text:style-name="P43"/>
      <text:p text:style-name="P43"><text:span text:style-name="T13">Er freut sich als BVBler.</text:span> </text:p>
      <text:p text:style-name="P18"/>
      <text:p text:style-name="P43">Ja! Königsblaue, wohlgemerkt. </text:p>
      <text:p text:style-name="P43">4. Oktober. Gut. Notiert. </text:p>
      <text:p text:style-name="P18"/>
      <text:p text:style-name="P19">Und ähm, joa, dann haben wir richtig ernsthaft angefangen zu werkeln. Ah, es war ein bisschen aufgesplittet. Der Stefan war der Geschäftsführer, der hat sich um die Administration gekümmert, ich hab ihn<text:span text:style-name="T2">'</text:span>n bisschen unterstützt. Also technisch gesehen war <text:span text:style-name="T4">ich</text:span> sowas wie 'n <text:span text:style-name="T4">"</text:span><text:span text:style-name="T5">Stelli".</text:span><text:span text:style-name="T3"> </text:span><text:span text:style-name="T5">[Stellvertreter]</text:span>.<text:span text:style-name="T4"> Und der Stefan war der einzige von uns vieren, der programmieren konnte. Der hat also mit den Codern, den Externen zusammengearbeitet. Der Mike Hoge war unser kreatives Mastermind und -brain. Von dem kam auch die Masse des Gamedesigns von Gothic. Und er war ein begnadeter 2D Artist, also auch unser Art Director. Und die Texturen kamen ebenfalls von ihm. Der Alex Brüggemann, der leider vor'n paar Jahren <text:s/>verstorben ist, äh, der hat die Character gemacht und animiert. Und ich habe mit meinen frisch erworbenen Fähigkeiten die Welt gemodelt, von Gothic. Und so hatten wir's aufgeteilt. Und dann hat jeder natürlich noch seinen Part an Gamedesign und Ideen und Story usw. usw. eingebracht.</text:span></text:p>
      <text:p text:style-name="P19"/>
      <text:p text:style-name="P20">Jo und das haben wir 'ne ganze Weile so gemacht. Bis ähm, ich durchaus der Meinung war, dass wir jetzt ne Weile dran arbeiten, das war so'n 3/4 Jahr<text:span text:style-name="T6">, und jetzt müsste man der Welt doch eigentlich mal zeigen und erzählen, was wir da so machen. </text:span></text:p>
      <text:p text:style-name="P20"/>
      <text:p text:style-name="P44">Und ein alter Kollege von Greenwood hat mich an die Hand genommen und mich auf meine erste Presse-Tour mitgenommen. Es ging um 'n anderes Spiel, ich weiß nicht mehr welches, aber er hat mich mitgenommen und den ganzen Verlagshäusern - damals gabs ja noch ein paar mehr; so wie den Joker-Verlag oder WEKA, wo Power Play und PC Player drin waren (...) und Computec natürlich und nach Hamburg zur Computer Bild Spiele usw. usw. - ... Wir haben also 'ne ganze Presse-Tour gemacht und ich hab um mein Leben geredet. Sozusagen.</text:p>
      <text:p text:style-name="P21">Ich hatte selbstgebrannte CDs mit zwölf Screenshots dabei und ansonsten nur das, was ich denen erzählt habe. <text:span text:style-name="T7">Lange Rede, kurzer Sinn: Ähm, die erste Presse-Tour war, vorsichtig formuliert, erfolgreich. Also ich bin nach Hause gekommen und hab meinen ungläubig staunenden Kollegen erzählt, dass die Medien eigentlich nur auf sowas gewartet haben. 'N Rollenspiel in größerem Ausmaß aus Deutschland. Das wollten die alle nicht glauben, aber alle haben drüber geschrieben.</text:span></text:p>
      <text:p text:style-name="P22">Ich meine, wir hatten damals...</text:p>
      <text:p text:style-name="P22"/>
      <text:p text:style-name="P3">Ohne Publisher...</text:p>
      <text:p text:style-name="P22"/>
      <text:p text:style-name="P22">Ja ja, ohne Publisher. Also da war ich schon immer der Meinung: Der Entwickler macht die Presse<text:span text:style-name="T8">a</text:span>rbeit am besten erstmal selber. </text:p>
      <text:p text:style-name="P22"/>
      <text:p text:style-name="P4">Der kennt das Spiel am besten.</text:p>
      <text:p text:style-name="P23"><text:soft-page-break/></text:p>
      <text:p text:style-name="P23">Hilft auch'n bisschen bei der Publisher Findung dann. Hat sich dann auch so rauskristallisiert; weil als dann die Artikel erschienen sind, ähm, war der Einstieg in den darauf folgenden Publisher<text:span text:style-name="T16"> R</text:span>unden dann'n bisschen leichter. Weil man konnte schon was vorweisen.</text:p>
      <text:p text:style-name="P23">Natürlich gabs auch Publisher und das ist auch heute immer<text:span text:style-name="T8"> </text:span>noch so, die sagen<text:span text:style-name="T8"> ähm... "Naja, wir mögen das eigentlich nicht so, wenn der Entwickler eigene Pressearbeit macht, weil wir haben schon den Plan" und sowas aber... also ich seh das durchaus 'n bisschen anders. </text:span></text:p>
      <text:p text:style-name="P23"/>
      <text:p text:style-name="P5">Also gibst du den Tipp: Immer lieber selber machen?</text:p>
      <text:p text:style-name="P24"/>
      <text:p text:style-name="P24">Also... Tue Gutes und rede darüber, jo, auf jeden Fall, auf jeden Fall. </text:p>
      <text:p text:style-name="P24">Also, um mit Klischees aufzuräumen: Nein, ich hänge nicht an <text:span text:style-name="T9">allen</text:span> klassischen PR-Klischees. Ich bin <text:span text:style-name="T9">nicht</text:span> der Meinung, dass jegliche Art von PR gute PR ist. Da gibts auch Sachen, die sollte man eher vermeiden. Aber wenn man 'n richtig geiles Spiel in der Pipeline hat - und das hatten wir und davon waren wir überzeugt -, dann kann man gerne mal Gas geben und 'n bisschen Dampf machen. </text:p>
      <text:p text:style-name="P24"/>
      <text:p text:style-name="P24"><text:span text:style-name="T13">Also das war so'n 3/4 Jahr?</text:span> </text:p>
      <text:p text:style-name="P24"/>
      <text:p text:style-name="P25">War'n 3/4 Jahr<text:span text:style-name="T16">,</text:span> hab ich die erste Tour gemacht. Und <text:span text:style-name="T16">danach</text:span> kamen <text:span text:style-name="T16">so Publisher Runden und wir waren bei allen damals aktiven, gängigen, großen Publishern unterwegs. Und das hat dann noch... ja, nochmal fast 'n 3/4 Jahr gedauert und äh, dann haben wir tatsächlich einen Publisher-Deal gesigned und äh, konnten unterschreiben, das war im Februar '99. Lange Rede, kurzer Sinn: Die Großen waren alle interessiert, aber haben alle nicht gesigned. Wir haben also auch einen Newbie Publisher gesigned und äh, das war der Interactive Arm des Egmont Ehapa Verlages... ja. </text:span></text:p>
      <text:p text:style-name="P26">Also das war damals Ende der 90er durchaus so, dass, dass äh branchenfremde Unternehmen sich<text:span text:style-name="T34"> </text:span>für den Computerspielemarkt interessiert haben. So kamen solche Unternehmen wie Ravensburger Interactive, das blaue Dreieck, oder eben Egmont Interactive, weil Egmont Ehapa, einer der größten Comic Verlage, ähm, die glaub' ich Europa zu bieten hat, damals - ich weiß nicht wie das Portfolio heute aussieht, also sorry Leute - aber damals war Asterix, Lucky Luke, ähm, Disney's lustige Taschenbücher, das kam alles über Egmont Ehapa. Und als wir diesen Deal geschlossen haben, haben wir kistenweise Comics von denen bekommen. <text:span text:style-name="T17">Das war... alleine dafür war es der Deal ja schon wert... Ne, es hat schon wirklich funktioniert und wir haben damals tatsächlich in dem kleinen EDEKA unseres Vertrauens, als der Publisherdeal endlich unterschrieben war, haben wir, bei dem Marktleiter seine teuerste Flasche Champagner gekauft und haben die bei uns krachen lassen. Und der war von mir schon - äh, der war fußläufig von unserem Büro zu erreichen, wir haben da oft eingekauft - und dieser Marktleiter wusste schon Bescheid. </text:span></text:p>
      <text:p text:style-name="P27">Ich hab ihm gesagt: "Eines Tages komm' ich zu Ihnen und werde die teuerste Flasche Champ... und dann werden sie wissen: Wir haben's." Ja, hab ich gemacht. Hab'n wir gemacht. </text:p>
      <text:p text:style-name="P27">Und äh ja. Und dann gabs Gehalt! </text:p>
      <text:p text:style-name="P27"/>
      <text:p text:style-name="P27"><text:span text:style-name="T13">Vorher nicht?</text:span> </text:p>
      <text:p text:style-name="P27"/>
      <text:p text:style-name="P27">Ähm, ich sagte ja, drei Leute von uns waren arbeitslos gemeldet. Das hat sich im Laufe der Zeit dann so'n bisschen verbessert, aber trotzdem, wir haben damals 'n bisschen spartanisch gelebt, also im Grunde sah der Tag so aus: So 14, 15 Stunden im Büro. Dann fährst du nach Hause, isst irgendwas, und gehst ins Bett. Und nächsten Morgen wieder Büro. Das war so... </text:p>
      <text:p text:style-name="P27"/>
      <text:p text:style-name="P6">Für eineinhalb Jahre... Dann Publisher gesigned?</text:p>
      <text:p text:style-name="P6"/>
      <text:p text:style-name="P27">Dann Publisher gesigned. Ja und dann gabs Gehalt. Und dann gabs für uns vier Gründer Firmenwagen. </text:p>
      <text:p text:style-name="P25"/>
      <text:p text:style-name="P27"><text:soft-page-break/><text:span text:style-name="T13">Was war das?</text:span> </text:p>
      <text:p text:style-name="P27"/>
      <text:p text:style-name="P27">Ähm, wir haben dann einen Deal mit Audi abgeschlossen. Und ich hatte einen schwarzen TT. Ja... Schön. Den hatt' ich dann 'n ganzes Weilchen. Bis meine Tochter geboren wurde und TT dann nicht mehr wirklich... gut war. Nicht passend. Ähm, aber ja, wir hatten mit Audi was abgeschlossen. Und ähm, dann konnten Mitarbeiter eingestellt werden. Dann konnten wirklich...</text:p>
      <text:p text:style-name="P27"/>
      <text:p text:style-name="P6">Also, wie weit war das Spiel dann?</text:p>
      <text:p text:style-name="P27"/>
      <text:p text:style-name="P27">Puh, um Gottes willen<text:span text:style-name="T18">...</text:span></text:p>
      <text:p text:style-name="P27"/>
      <text:p text:style-name="P7">Alpha? Prototyp? [?]</text:p>
      <text:p text:style-name="P28"/>
      <text:p text:style-name="P28">Aaah, nee Alpha... Nö nö, also es gab schon, da gab es definitiv vorzeigbare spielbare Version. Aber natürlich teilweise mit Sachen drin, die dann später wieder rausgeflogen sind. Die dann bisschen so geskriptet waren und eh... Ach wir hatten so tolle Ideen. Die sich dann aber später für's Spiel nicht wirklich umsetzen ließen. Aber es sah schon nicht schlecht aus. Es war 'ne funktionierende 3D Engine. Die Gothic-Engine war immer 'n bisschen schwierig. Die Tools, die wir zur Verfügung haben, der Spacer, äh, jetzt werden einige Leute auflachen, wenn sie das angucken, die waren... sehr anstrengend, vorsichtig formuliert. Aber wir hatten unsere eigene Engine, die Gothic-Engine, und das, das war schon' n ziemliches <text:span text:style-name="T36">Brett</text:span>. Also wir konnten damit arbeiten, wir konnten 'ne Welt erstellen und äh... Es gab schon einiges zu sehen. Aber ich, sorry, ich weiß nicht mehr <text:span text:style-name="T35">100%</text:span> welche Features genau zu diesem Zeitpunkt drin waren, das weiß ich nicht mehr, ähm... </text:p>
      <text:p text:style-name="P28"/>
      <text:p text:style-name="P7">Aber du wolltest ja eineinhalb Jahre später schon releasen, jetzt sind wir ja schon eineinhalb Jahre später?</text:p>
      <text:p text:style-name="P28"/>
      <text:p text:style-name="P28">Ja ja, sicher. Also wir waren von dem Projekt so gnadenlos überfordert... Lange Rede, kurzer Sinn: Wir hatten in aller ersten Planungen und sowas: 18 Monate, dann ist das Spiel da. Es hat dann last but not least äh, bis zum März 2001 gedauert. 15. März 2001 stand GOTHIC in den Regalen. Und das eben von, sozusagen, offiziellem Start: 4. Oktober '97. <text:s/></text:p>
      <text:p text:style-name="P28"/>
      <text:p text:style-name="P29"><text:span text:style-name="T13">Wie hat man dann den Publisher immer wieder neu überzeugt?</text:span> </text:p>
      <text:p text:style-name="P27"/>
      <text:p text:style-name="P30">Pwwwhhh.... </text:p>
      <text:p text:style-name="P23"/>
      <text:p text:style-name="P30"><text:span text:style-name="T13">Es war ja 'Gang nach Canossa' jedes Mal?</text:span> </text:p>
      <text:p text:style-name="P30"/>
      <text:p text:style-name="P30">Es war... uwhh. Es war anstrengend. Lass es mich so formulieren.<text:span text:style-name="T19"> Und am Schluss mussten wir alle noch selber Geld reinbuttern, da hat der Publisher dann auch mal gesagt.. war nicht so witzig. Und dann haben wir auch von unser'n Kollegen aus diesem Firmenkonglomerat Unterstützung bekommen, weil sonst hätte es nicht mehr funktioniert. Am Schluss hatte der Publisher auch wirklich keine Lust mehr. Man muss dazu aber auch sagen, dass zu dem Zeitpunkt die Mitarbeiter des Publishers relativ unerfahren waren. </text:span></text:p>
      <text:p text:style-name="P30"/>
      <text:p text:style-name="P31"><text:span text:style-name="T13">Also so wie ihr?</text:span> </text:p>
      <text:p text:style-name="P31"/>
      <text:p text:style-name="P31">Ja... aber wir waren... cleverer. </text:p>
      <text:p text:style-name="P30"/>
      <text:p text:style-name="P8">Gut für euch.</text:p>
      <text:p text:style-name="P31"/>
      <text:p text:style-name="P31">Mhm, ja. </text:p>
      <text:p text:style-name="P22"><text:soft-page-break/></text:p>
      <text:p text:style-name="P8">Also: Gothic 1 kommt in den Laden. </text:p>
      <text:p text:style-name="P8">Pressemäßig jetzt nicht unbedingt grad ganz scheiße, würde ich sagen. </text:p>
      <text:p text:style-name="P18"/>
      <text:p text:style-name="P32">Nein, nicht so völlig scheiße. Nö, das war'n satter, Mitte/Ende 80er. Und äh, es hat wirklich ausgereicht um Piranha Bytes 'ne Reputation zu verschaffen. Naja, aber ich hab' halt die Pressearbeit kontinuierlich durchgezogen und ich weiß, jeder Kollege der heute mit PR beschäftigt ist, weiß wie schwer das ist, einen 'Hype' über eine Laufzeit von drei Jahren aufrechtzuhalten. Ich meine für mich ist das wichtigste bei der Pressearbeit, oder eines der wichtigsten Dinge bei der Pressearbeit, ähm, die Redakteure, die Medien nicht zu belügen, nicht zu verarschen. Aber wenn du selber dran glaubst, dass das Spiel dann und dann fertig ist, aber das jedes Mal immer wieder, bei jedem neuen Besuch, musst du das Datum wieder verschieben, weil du's nicht besser wusstest. Sie haben gemerkt, dass ich sie damals nicht angelogen habe, aber sie haben natürlich auch gemerkt, dass ich... Also ich selber war davon überzeugt, von jeder neuen Deadline, von jedem neuen Release Date, was ich ihnen verkündet habe, voller Stolz und "Haha, und dann schaffen wir's ganz bestimmt." Sie haben registriert, dass ich das selber glaube und dass ich sie nicht verarschen will. Wollt' ich auch nie. Wir haben viele Diskussionen danach geführt; wir wussten es nicht besser. <text:span text:style-name="T20">Ich meine wir waren so in unser'm Tunnel drin... Mitten in der Entwicklungszeit von GOTHIC gab es eine komplette Trendwende in der 3D-Kartenentwicklung, von Vodoo auf 3dfx; wir haben das verpennt. Weil wir so in unser'm kleinen </text:span><text:span text:style-name="T21">Clübche[?]</text:span><text:span text:style-name="T20"> waren. Also wir haben völlig versäumt uns äh... Wir haben völlig versäumt uns bei den großen, entsprechenden Grafikkartenherstellern und sowas in die Developer Programs und sowas einzuklinken. Hat sich keiner mit beschäftigt, ja. Und deswegen war das für uns überraschend. Und wir mussten dann alles umstricken. Das hat uns weiß ich nicht... Monate gekostet. </text:span></text:p>
      <text:p text:style-name="P32"><text:span text:style-name="T20">Dann kamen solche Sachen dazu wie... kurz vor Release - also so auf meiner vorletzten Tour, Pressetour, Ende 2000 - haben dann die ein oder ander'n geneigten und inzwischen befreundeten Journalisten gesagt: "Leute, wir wissen es wirklich zu würdigen und zu schätzen, dass ihr die Vorstellung habt, das GOTHIC User Interface auf zehn Tasten zu beschränken. </text:span><text:span text:style-name="T10">Aber</text:span><text:span text:style-name="T20"> der Rest der kleinen Menschheit nutzt inzwischen für 3D third-person view Spiele die Maus mit dazu. Seit Lara Croft weltweiter Standard. Das hatten wir nicht drin. Das haben wir in den letzten drei Monaten da reingehämmert. Oder lass' es vier gewesen sein, sowas in der Richtung. </text:span></text:p>
      <text:p text:style-name="P33">Wenn die Kollegen von der schreibenden Zunft uns das <text:span text:style-name="T22">nicht wirklich dringend in den Kopf gehämmert hätten, äh... wär's nicht so geworden. Und ich meine jeder der sich heute noch fragt, warum die GOTHIC Steuerung am Anfang so wirklich sehr gewöhnungsbedürftig ist - das ist exakt der Grund. Wir waren der Überzeugung: Mit zehn Tasten ein komplexes 3D Fantasy-Rollenspiel zu steuern - ist das größte was man erreichen kann. </text:span></text:p>
      <text:p text:style-name="P33"><text:span text:style-name="T22">Und vor allem haben wir damals schon vorausschauend gedacht - zumindest in diesem einen Punkt -, zehn Tasten deswegen, weil zu dem Zeitpunkt hatte ein Joypad halt maximal zehn Keys. So. Und deswegen haben wir die ganze Steuerung von GOTHIC - also einem der komplexesten Rollenspiele, die man sich vorstellen kann (für alle, die's nicht kennen: Kaliber Witcher oder so) -, ähm, auf </text:span><text:span text:style-name="T11">zehn</text:span><text:span text:style-name="T22"> </text:span><text:span text:style-name="T12">Tasten</text:span><text:span text:style-name="T22"> beschränkt. Und uns da weiß der Teufel was für Dinge einfallen lassen, damit das mit zehn Tasten steuerbar ist. </text:span></text:p>
      <text:p text:style-name="P33"/>
      <text:p text:style-name="P9">War's nicht schwer, <text:span text:style-name="T23">ich sag mal, eine deutsche Produktion an die deutschen Medien zu bringen? Also heutzutage ist es immernoch recht schwer. Also wenn man als deutscher Entwickler zu den Medien geht, hmm.. wird man komisch immer angeguckt.</text:span></text:p>
      <text:p text:style-name="P34"/>
      <text:p text:style-name="P35">Also... für die Masse der Medien: Nein. Die war'n wirklich so wie ich das geschildert habe, die haben auf sowas gewartet. Die haben auf sowas gewartet. Dass da... vielleicht haben sie auch - manche davon - auch gehofft: <text:span text:style-name="T25">"</text:span>Naja, lass' die mal machen<text:span text:style-name="T24">, die werden sowieso scheitern." Ist möglich. Aber nein. Ähm, viele der schreibenden Kollegen, der Journalisten, haben wirklich mir das Gefühl gegeben, dass ich offene Arme einlaufe. Es gab den ein oder anderen Medienvertreter, </text:span><text:soft-page-break/><text:span text:style-name="T24">beispielsweise ein Chefredakteur, der Hardcore-Fan der Ultima-Serie war, der das nicht glauben wollte, was wir da machen. Und wir haben uns das ein oder andere Wortgefecht in seinem Büro geliefert. Auch lauter. So "Thunder!" So dass mal zwischendurch einer seiner Redakteure reinkam, um zu gucken ob noch alles in Ordnung ist. </text:span></text:p>
      <text:p text:style-name="P16"/>
      <text:p text:style-name="P10">Also du hast das was andere immer gedroht haben, "aufs Maul", auch wirklich umgesetzt<text:span text:style-name="T26">.</text:span></text:p>
      <text:p text:style-name="P36"/>
      <text:p text:style-name="P36">Nein<text:span text:style-name="T28">.</text:span> Ich hab nie jemanden... Aber ich bin halt'n bisschen größer. </text:p>
      <text:p text:style-name="P16"/>
      <text:p text:style-name="P11">Du bist Türsteher gewesen.</text:p>
      <text:p text:style-name="P16"/>
      <text:p text:style-name="P37">(zustimmend) Mhm. Ja. Ich bin davon überzeugt gewesen, wir machen was Gutes. <text:span text:style-name="T27">Er wollte es nicht hören und nicht glauben. Verdammt. </text:span></text:p>
      <text:p text:style-name="P16"/>
      <text:p text:style-name="P12">Also Fenster auf, Redakteur raus, Fenster zu.</text:p>
      <text:p text:style-name="P38"/>
      <text:p text:style-name="P38">Nein, nein, nein. <text:span text:style-name="T29">Aber äh, wir haben uns - verbal - auseinandergesetzt. Intensiv. </text:span></text:p>
      <text:p text:style-name="P38"/>
      <text:p text:style-name="P13">Ich kann mir sogar vorstellen, wer das sein könnte, aber...</text:p>
      <text:p text:style-name="P16"/>
      <text:p text:style-name="P39">Echt?</text:p>
      <text:p text:style-name="P39"/>
      <text:p text:style-name="P13">Ja.</text:p>
      <text:p text:style-name="P13"/>
      <text:p text:style-name="P39">Ich sag keine Namen.</text:p>
      <text:p text:style-name="P39"/>
      <text:p text:style-name="P13">Heut Abend beim Bier.</text:p>
      <text:p text:style-name="P39"/>
      <text:p text:style-name="P39">Aber auch der hat hinterher gesagt, er hätte es nie gedacht, aber wir haben was...</text:p>
      <text:p text:style-name="P39"/>
      <text:p text:style-name="P39"><text:span text:style-name="T13">Also GOTHIC ist herausgekommen, war'n Erfolg.</text:span> </text:p>
      <text:p text:style-name="P16"/>
      <text:p text:style-name="P39">Ja.</text:p>
      <text:p text:style-name="P39"/>
      <text:p text:style-name="P13">Recht schnell danach eben GOTHIC II.</text:p>
      <text:p text:style-name="P39"/>
      <text:p text:style-name="P39">Ja, das kam dann in, glaube ich, weniger als 18 Monaten. Und für das Addon, Die Nacht des Raben, ähm, brauchte man nur noch 6 Monate; da war das Team auch eingespielt. </text:p>
      <text:p text:style-name="P16"/>
      <text:p text:style-name="P13">Wie groß war das Team dann?</text:p>
      <text:p text:style-name="P39"/>
      <text:p text:style-name="P40">Oh Gott im Himmel. Da gab es eine lustige Zwischenphase, also... es gab mal 'ne Zeit, da war das Piranha Team fast 40 Leute groß. Das hat aber nicht gut funktioniert. Das war eher kontraproduktiv.<text:span text:style-name="T30"> Und dann ist es eigentlich zu der Größe wieder runter, wenn ich das noch richtig im Kopf habe, ähm, bei der es heute auch ist. Also so zwischen 25 und 30 Leuten. Irgendwo dazwischen. Und ich meine du als Unternehmer kennst das ja, denk' <text:s/>ich mal. Da irgendwo, je nach Team, liegt so 'ne magische Schwelle. Für mich persönlich ist es 28. 27, 28. Und wenn du die überschreitest, dann ändert sich die Unternehmenskultur. Dann bist du nicht mehr dieses Kleine, Verschworene, sondern da kommen auf einmal Sachen wie... Du </text:span><text:span text:style-name="T31">musst</text:span><text:span text:style-name="T30"> anders managen. Du brauchst deutlich mehr Administration. Du musst den Urlaubsplan auf einmal verwalten. Nicht mehr auf Zuruf. Du musst Sachen anders machen. Und da ist die Schwelle. Und das ist 'ne Entscheidung. Und ich meine Piranha Bytes wird jetzt in zwei Monaten - oder was haben wir jetzt, Juni... -, in drei Monaten wird </text:span><text:soft-page-break/><text:span text:style-name="T30">Piranha Bytes 20 Jahre alt. Und trotzdem. Die Entscheidung wurde getroffen, dass das Team immer in der Größe bleibt. Gut, manchmal am Ende eines Projektes wird es vielleicht 'n bisschen größer oder 'n bisschen kleiner. Je nachdem. Aber so diese Mitte/Ende-20-Regelung funktioniert da noch immer. </text:span></text:p>
      <text:p text:style-name="P40"/>
      <text:p text:style-name="P41"><text:span text:style-name="T13">Wie lang bist du jetzt dann bei Piranha geblieben?</text:span> </text:p>
      <text:p text:style-name="P40"/>
      <text:p text:style-name="P41">Also ich bin, wann war das... Wir haben dann noch 'n anderes Unternehmen gegründet. Aber das ist vielleicht was für nach der Pause. </text:p>
      <text:p text:style-name="P41"/>
      <text:p text:style-name="P15">Für die nächste Pause.</text:p>
      <text:p text:style-name="P41"/>
      <text:p text:style-name="P41">[...]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2H30M18S</meta:editing-duration>
    <meta:editing-cycles>122</meta:editing-cycles>
    <meta:generator>LibreOffice/6.4.1.2$Windows_X86_64 LibreOffice_project/4d224e95b98b138af42a64d84056446d09082932</meta:generator>
    <dc:date>2020-03-22T20:26:13.833000000</dc:date>
    <meta:document-statistic meta:table-count="0" meta:image-count="0" meta:object-count="0" meta:page-count="7" meta:paragraph-count="93" meta:word-count="2989" meta:character-count="18312" meta:non-whitespace-character-count="15361"/>
    <meta:user-defined meta:name="Info 1"/>
    <meta:user-defined meta:name="Info 2"/>
    <meta:user-defined meta:name="Info 3"/>
    <meta:user-defined meta:name="Info 4"/>
  </office:meta>
</office:document-meta>
</file>